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4.618cm" table:align="left"/>
    </style:style>
    <style:style style:name="Tabela1.A" style:family="table-column">
      <style:table-column-properties style:column-width="3.611cm"/>
    </style:style>
    <style:style style:name="Tabela1.B" style:family="table-column">
      <style:table-column-properties style:column-width="1.007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6.189cm" table:align="left"/>
    </style:style>
    <style:style style:name="Tabela2.A" style:family="table-column">
      <style:table-column-properties style:column-width="4.56cm"/>
    </style:style>
    <style:style style:name="Tabela2.B" style:family="table-column">
      <style:table-column-properties style:column-width="1.63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6.054cm" table:align="left"/>
    </style:style>
    <style:style style:name="Tabela3.A" style:family="table-column">
      <style:table-column-properties style:column-width="2.477cm"/>
    </style:style>
    <style:style style:name="Tabela3.B" style:family="table-column">
      <style:table-column-properties style:column-width="3.577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5.094cm" table:align="left"/>
    </style:style>
    <style:style style:name="Tabela4.A" style:family="table-column">
      <style:table-column-properties style:column-width="13.24cm"/>
    </style:style>
    <style:style style:name="Tabela4.B" style:family="table-column">
      <style:table-column-properties style:column-width="0.928cm"/>
    </style:style>
    <style:style style:name="Tabela4.C" style:family="table-column">
      <style:table-column-properties style:column-width="0.926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5.408cm" table:align="left"/>
    </style:style>
    <style:style style:name="Tabela5.A" style:family="table-column">
      <style:table-column-properties style:column-width="2.699cm"/>
    </style:style>
    <style:style style:name="Tabela5.B" style:family="table-column">
      <style:table-column-properties style:column-width="2.709cm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9.317cm" table:align="left"/>
    </style:style>
    <style:style style:name="Tabela6.A" style:family="table-column">
      <style:table-column-properties style:column-width="7.258cm"/>
    </style:style>
    <style:style style:name="Tabela6.B" style:family="table-column">
      <style:table-column-properties style:column-width="2.058cm"/>
    </style:style>
    <style:style style:name="Tabela6.A1" style:family="table-cell">
      <style:table-cell-properties style:vertical-align="middle" fo:padding="0.049cm" fo:border="none"/>
    </style:style>
    <style:style style:name="Tabela7" style:family="table">
      <style:table-properties style:width="6.152cm" table:align="left"/>
    </style:style>
    <style:style style:name="Tabela7.A" style:family="table-column">
      <style:table-column-properties style:column-width="3.228cm"/>
    </style:style>
    <style:style style:name="Tabela7.B" style:family="table-column">
      <style:table-column-properties style:column-width="2.925cm"/>
    </style:style>
    <style:style style:name="Tabela7.A1" style:family="table-cell">
      <style:table-cell-properties style:vertical-align="middle" fo:padding="0.049cm" fo:border="none"/>
    </style:style>
    <style:style style:name="Tabela8" style:family="table">
      <style:table-properties style:width="5.967cm" table:align="left"/>
    </style:style>
    <style:style style:name="Tabela8.A" style:family="table-column">
      <style:table-column-properties style:column-width="2.75cm"/>
    </style:style>
    <style:style style:name="Tabela8.B" style:family="table-column">
      <style:table-column-properties style:column-width="3.217cm"/>
    </style:style>
    <style:style style:name="Tabela8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paragraph-rsid="000abea7"/>
    </style:style>
    <style:style style:name="P2" style:family="paragraph" style:parent-style-name="Standard">
      <style:text-properties officeooo:rsid="000d9a36" officeooo:paragraph-rsid="000d9a36"/>
    </style:style>
    <style:style style:name="P3" style:family="paragraph" style:parent-style-name="Standard">
      <style:text-properties officeooo:paragraph-rsid="000d9a36"/>
    </style:style>
    <style:style style:name="P4" style:family="paragraph" style:parent-style-name="Standard">
      <style:text-properties officeooo:rsid="000db692" officeooo:paragraph-rsid="000db692"/>
    </style:style>
    <style:style style:name="P5" style:family="paragraph" style:parent-style-name="Table_20_Contents">
      <style:text-properties fo:font-weight="bold"/>
    </style:style>
    <style:style style:name="P6" style:family="paragraph" style:parent-style-name="Table_20_Heading">
      <style:text-properties fo:font-weight="bold"/>
    </style:style>
    <style:style style:name="P7" style:family="paragraph" style:parent-style-name="Text_20_body">
      <style:text-properties officeooo:paragraph-rsid="000d9a36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cm" fo:margin-bottom="0cm" style:contextual-spacing="false"/>
    </style:style>
    <style:style style:name="P10" style:family="paragraph" style:parent-style-name="Text_20_body">
      <style:text-properties officeooo:rsid="000da513" officeooo:paragraph-rsid="000da513"/>
    </style:style>
    <style:style style:name="P11" style:family="paragraph" style:parent-style-name="Text_20_body">
      <style:text-properties officeooo:paragraph-rsid="000db692"/>
    </style:style>
    <style:style style:name="P12" style:family="paragraph" style:parent-style-name="Text_20_body">
      <style:text-properties officeooo:rsid="000ef7cf" officeooo:paragraph-rsid="000ef7cf"/>
    </style:style>
    <style:style style:name="T1" style:family="text">
      <style:text-properties officeooo:rsid="000abea7"/>
    </style:style>
    <style:style style:name="T2" style:family="text">
      <style:text-properties fo:font-weight="bold"/>
    </style:style>
    <style:style style:name="T3" style:family="text">
      <style:text-properties fo:font-weight="bold" officeooo:rsid="000d9a36"/>
    </style:style>
    <style:style style:name="T4" style:family="text">
      <style:text-properties fo:language="pt" fo:country="PT"/>
    </style:style>
    <style:style style:name="T5" style:family="text">
      <style:text-properties fo:language="pt" fo:country="PT" fo:font-weight="bold"/>
    </style:style>
    <style:style style:name="T6" style:family="text">
      <style:text-properties officeooo:rsid="000db692"/>
    </style:style>
    <style:style style:name="T7" style:family="text">
      <style:text-properties officeooo:rsid="0010592c"/>
    </style:style>
    <style:style style:name="T8" style:family="text">
      <style:text-properties officeooo:rsid="0011150f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ELADEIRA <text:s/>electrolux : </text:span>Qual é o consumo mensal de uma geladeira <text:span text:style-name="T5">o consumo mensal é de 35,3 kWh</text:span><text:span text:style-name="T4">.</text:span> </text:p>
      <text:p text:style-name="P1"><text:span text:style-name="T5">Geladeira</text:span><text:span text:style-name="T4"> pequena (entre 100 e 200 litros) consome aproximadamente de 15 a 20 kWh por mês. </text:span><text:span text:style-name="T5">Geladeira</text:span><text:span text:style-name="T4"> média (entre 200 e 400 litros) tem </text:span><text:span text:style-name="T5">consumo mensal</text:span><text:span text:style-name="T4"> de 20 a 40 kWh. </text:span><text:span text:style-name="T5">Geladeira</text:span><text:span text:style-name="T4"> grande (mais de 400 litros de capacidade) consome em média 40 a 60 kWh por mês.</text:span> </text:p>
      <text:p text:style-name="P1">Qual é o consumo de energia de uma geladeira? </text:p>
      <text:p text:style-name="P1"><text:span text:style-name="T4">Apesar de não terem uma potência tão alta, o fato de terem que ficar ligados 24 horas por dia garante à geladeira e ao freezer o quarto lugar na lista. O seu consumo também varia muito de acordo com tamanho e tipo. </text:span><text:span text:style-name="T5">Para a geladeira pode ir de 40 até 57 kWh</text:span><text:span text:style-name="T4"> e para o freezer varia de 48 até 54 kWh</text:span> </text:p>
      <text:p text:style-name="P1">Qual é o volume de uma geladeira? </text:p>
      <text:p text:style-name="P1"><text:span text:style-name="T5">Geladeiras</text:span><text:span text:style-name="T4"> 300 litros: casas com até dois moradores; </text:span><text:span text:style-name="T5">Geladeiras</text:span><text:span text:style-name="T4"> 300 a 400 litros: para três pessoas ou um casal que gosta da </text:span><text:span text:style-name="T5">geladeira</text:span><text:span text:style-name="T4"> sempre super abastecida; </text:span><text:span text:style-name="T5">Geladeiras</text:span><text:span text:style-name="T4"> 400 litros ou mais: famílias grandes, com 4 pessoas ou mais.</text:span> </text:p>
      <text:p text:style-name="P1">Qual o tamanho de uma geladeira Electrolux? </text:p>
      <text:p text:style-name="P1"/>
      <table:table table:name="Tabela1" table:style-name="Tabela1">
        <table:table-column table:style-name="Tabela1.A"/>
        <table:table-column table:style-name="Tabela1.B"/>
        <table:table-row table:style-name="TableLine2169432529424">
          <table:table-cell table:style-name="Tabela1.A1" office:value-type="string">
            <text:p text:style-name="P6">Altura (cm)</text:p>
          </table:table-cell>
          <table:table-cell table:style-name="Tabela1.A1" office:value-type="string">
            <text:p text:style-name="P6">190</text:p>
          </table:table-cell>
        </table:table-row>
        <table:table-row table:style-name="TableLine2169432529424">
          <table:table-cell table:style-name="Tabela1.A1" office:value-type="string">
            <text:p text:style-name="P5">Largura (cm)</text:p>
          </table:table-cell>
          <table:table-cell table:style-name="Tabela1.A1" office:value-type="string">
            <text:p text:style-name="P5">83,5</text:p>
          </table:table-cell>
        </table:table-row>
        <table:table-row table:style-name="TableLine2169432529424">
          <table:table-cell table:style-name="Tabela1.A1" office:value-type="string">
            <text:p text:style-name="P5">Profundidade (cm)</text:p>
          </table:table-cell>
          <table:table-cell table:style-name="Tabela1.A1" office:value-type="string">
            <text:p text:style-name="P5">74,2</text:p>
          </table:table-cell>
        </table:table-row>
      </table:table>
      <text:p text:style-name="P1"/>
      <text:p text:style-name="P1"><text:s/><text:span text:style-name="T7">O CONSUMO DE UMA GELADEIRA DENTRO DE CA</text:span><text:span text:style-name="T8">SA 28 REAIS POR MES </text:span></text:p>
      <text:p text:style-name="P2">MICROONDAS ELECTROLUX: <text:s/>CONSUMO DE ENERGIA ELETRICA? </text:p>
      <text:p text:style-name="P2"/>
      <table:table table:name="Tabela2" table:style-name="Tabela2">
        <table:table-column table:style-name="Tabela2.A"/>
        <table:table-column table:style-name="Tabela2.B"/>
        <table:table-row table:style-name="TableLine2169432533456">
          <table:table-cell table:style-name="Tabela2.A1" office:value-type="string">
            <text:p text:style-name="Table_20_Heading">Modelo</text:p>
          </table:table-cell>
          <table:table-cell table:style-name="Tabela2.A1" office:value-type="string">
            <text:p text:style-name="Table_20_Heading">MEF41</text:p>
          </table:table-cell>
        </table:table-row>
        <table:table-row table:style-name="TableLine2169432533456">
          <table:table-cell table:style-name="Tabela2.A1" office:value-type="string">
            <text:p text:style-name="Table_20_Contents">Classificação Energética</text:p>
          </table:table-cell>
          <table:table-cell table:style-name="Tabela2.A1" office:value-type="string">
            <text:p text:style-name="Table_20_Contents">A</text:p>
          </table:table-cell>
        </table:table-row>
        <table:table-row table:style-name="TableLine2169432533456">
          <table:table-cell table:style-name="Tabela2.A1" office:value-type="string">
            <text:p text:style-name="Table_20_Contents">Consumo (kWh)</text:p>
          </table:table-cell>
          <table:table-cell table:style-name="Tabela2.A1" office:value-type="string">
            <text:p text:style-name="P5">1.41</text:p>
          </table:table-cell>
        </table:table-row>
        <table:table-row table:style-name="TableLine2169432533456">
          <table:table-cell table:style-name="Tabela2.A1" office:value-type="string">
            <text:p text:style-name="Table_20_Contents">Eficiência Energética (%)</text:p>
          </table:table-cell>
          <table:table-cell table:style-name="Tabela2.A1" office:value-type="string">
            <text:p text:style-name="Table_20_Contents">54.2</text:p>
          </table:table-cell>
        </table:table-row>
        <table:table-row table:style-name="TableLine2169432533456">
          <table:table-cell table:style-name="Tabela2.A1" office:value-type="string">
            <text:p text:style-name="Table_20_Contents">Modo Espera (kWh/dia)</text:p>
          </table:table-cell>
          <table:table-cell table:style-name="Tabela2.A1" office:value-type="string">
            <text:p text:style-name="Table_20_Contents">0.01</text:p>
          </table:table-cell>
        </table:table-row>
      </table:table>
      <text:p text:style-name="P2"><text:s/>QUANTO CUSTA MENSAL ?</text:p>
      <text:p text:style-name="P2"/>
      <table:table table:name="Tabela3" table:style-name="Tabela3">
        <table:table-column table:style-name="Tabela3.A"/>
        <table:table-column table:style-name="Tabela3.B"/>
        <table:table-row table:style-name="TableLine2169432534896">
          <table:table-cell table:style-name="Tabela3.A1" office:value-type="string">
            <text:p text:style-name="Table_20_Heading">Prazo</text:p>
          </table:table-cell>
          <table:table-cell table:style-name="Tabela3.A1" office:value-type="string">
            <text:p text:style-name="Table_20_Heading">Valor Mensal (R$)</text:p>
          </table:table-cell>
        </table:table-row>
        <table:table-row table:style-name="TableLine2169432534896">
          <table:table-cell table:style-name="Tabela3.A1" office:value-type="string">
            <text:p text:style-name="P5">6x sem juros</text:p>
          </table:table-cell>
          <table:table-cell table:style-name="Tabela3.A1" office:value-type="string">
            <text:p text:style-name="P5">R$ 103,20</text:p>
          </table:table-cell>
        </table:table-row>
        <table:table-row table:style-name="TableLine2169432534896">
          <table:table-cell table:style-name="Tabela3.A1" office:value-type="string">
            <text:p text:style-name="P5">5x sem juros</text:p>
          </table:table-cell>
          <table:table-cell table:style-name="Tabela3.A1" office:value-type="string">
            <text:p text:style-name="P5">R$ 123,80</text:p>
          </table:table-cell>
        </table:table-row>
        <table:table-row table:style-name="TableLine2169432534896">
          <table:table-cell table:style-name="Tabela3.A1" office:value-type="string">
            <text:p text:style-name="P5">4x sem juros</text:p>
          </table:table-cell>
          <table:table-cell table:style-name="Tabela3.A1" office:value-type="string">
            <text:p text:style-name="P5">R$ 154,75</text:p>
          </table:table-cell>
        </table:table-row>
        <table:table-row table:style-name="TableLine2169432534896">
          <table:table-cell table:style-name="Tabela3.A1" office:value-type="string">
            <text:p text:style-name="P5">3x sem juros</text:p>
          </table:table-cell>
          <table:table-cell table:style-name="Tabela3.A1" office:value-type="string">
            <text:p text:style-name="P5">R$ 206,34</text:p>
          </table:table-cell>
        </table:table-row>
      </table:table>
      <text:p text:style-name="P2"/>
      <text:p text:style-name="P2">Quais são os tamanhos de micro-ondas da Electrolux? </text:p>
      <text:p text:style-name="P7"><text:span text:style-name="T3">Micro-ondas Electrolux 20 litros (medindo aproximadamente 26,2 x 45,5 x 34,8 cm;</text:span></text:p>
      <text:list xml:id="list872270539" text:style-name="L2">
        <text:list-item>
          <text:p text:style-name="P9"><text:span text:style-name="T2">Micro</text:span>-<text:span text:style-name="T2">ondas Electrolux</text:span> 31 litros (medindo aproximadamente 32,5 x 53 x 42,5 cm );</text:p>
        </text:list-item>
        <text:list-item>
          <text:p text:style-name="P8"><text:span text:style-name="T2">Micro</text:span>-<text:span text:style-name="T2">ondas Electrolux</text:span> 34 litros (medindo aproximadamente 30 x 53,9 x 53,9 cm). </text:p>
        </text:list-item>
      </text:list>
      <text:p text:style-name="Text_20_body"/>
      <text:p text:style-name="P10">MAQUINA DE LAVAR ROUPA DA CONSUL : QUANTO DE CONSUMO MENSAL ?</text:p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leLine2169432524816">
          <table:table-cell table:style-name="Tabela4.A1" office:value-type="string">
            <text:p text:style-name="Table_20_Contents">Máquina de Lavar Consul 12kg Dosagem Extra Econômica e Ciclo Edredom</text:p>
          </table:table-cell>
          <table:table-cell table:style-name="Tabela4.A1" office:value-type="string">
            <text:p text:style-name="P5">0,37</text:p>
          </table:table-cell>
          <table:table-cell table:style-name="Tabela4.A1" office:value-type="string">
            <text:p text:style-name="P5">20h</text:p>
          </table:table-cell>
        </table:table-row>
      </table:table>
      <text:p text:style-name="P10"><text:s/>QUANTO E <text:span text:style-name="T6">CONSUMO DE ENERGIA ELETRICA? </text:span></text:p>
      <text:p text:style-name="P10">1,76 kWh </text:p>
      <text:p text:style-name="P4"><text:soft-page-break/>Qual o tamanho da máquina de lavar Consul?</text:p>
      <text:section text:style-name="Sect1" text:name="_lHAtZfneGPfS1sQPmJ2GwAk_48">
        <text:p text:style-name="Standard"/>
        <text:section text:style-name="Sect1" text:name="lHAtZfneGPfS1sQPmJ2GwAk__6">
          <text:p text:style-name="Standard">Especificações técnicas</text:p>
          <table:table table:name="Tabela5" table:style-name="Tabela5">
            <table:table-column table:style-name="Tabela5.A"/>
            <table:table-column table:style-name="Tabela5.B"/>
            <table:table-row table:style-name="TableLine2169432557648">
              <table:table-cell table:style-name="Tabela5.A1" office:value-type="string">
                <text:p text:style-name="Table_20_Heading">Propriedade</text:p>
              </table:table-cell>
              <table:table-cell table:style-name="Tabela5.A1" office:value-type="string">
                <text:p text:style-name="Table_20_Heading">Especificação</text:p>
              </table:table-cell>
            </table:table-row>
            <table:table-row table:style-name="TableLine2169432557648">
              <table:table-cell table:style-name="Tabela5.A1" office:value-type="string">
                <text:p text:style-name="P5">Altura</text:p>
              </table:table-cell>
              <table:table-cell table:style-name="Tabela5.A1" office:value-type="string">
                <text:p text:style-name="P5">103 cm</text:p>
              </table:table-cell>
            </table:table-row>
            <table:table-row table:style-name="TableLine2169432557648">
              <table:table-cell table:style-name="Tabela5.A1" office:value-type="string">
                <text:p text:style-name="P5">Largura</text:p>
              </table:table-cell>
              <table:table-cell table:style-name="Tabela5.A1" office:value-type="string">
                <text:p text:style-name="P5">67 cm</text:p>
              </table:table-cell>
            </table:table-row>
            <table:table-row table:style-name="TableLine2169432557648">
              <table:table-cell table:style-name="Tabela5.A1" office:value-type="string">
                <text:p text:style-name="P5">Profundidade</text:p>
              </table:table-cell>
              <table:table-cell table:style-name="Tabela5.A1" office:value-type="string">
                <text:p text:style-name="P5">72 cm</text:p>
              </table:table-cell>
            </table:table-row>
            <table:table-row table:style-name="TableLine2169432557648">
              <table:table-cell table:style-name="Tabela5.A1" office:value-type="string">
                <text:p text:style-name="Table_20_Contents">Peso</text:p>
              </table:table-cell>
              <table:table-cell table:style-name="Tabela5.A1" office:value-type="string">
                <text:p text:style-name="Table_20_Contents">40 kg</text:p>
              </table:table-cell>
            </table:table-row>
          </table:table>
          <text:p text:style-name="Text_20_body"/>
        </text:section>
      </text:section>
      <text:p text:style-name="P11"><text:span text:style-name="T6">TELEVISÃO SAMSUNG? </text:span>Quanto de energia gasta uma TV Samsung? </text:p>
      <text:section text:style-name="Sect1" text:name="_qXEtZdjWLr3A5OUP5dWvyAI_29">
        <text:section text:style-name="Sect1" text:name="qXEtZdjWLr3A5OUP5dWvyAI__5">
          <text:p text:style-name="Standard">TV 4K</text:p>
          <table:table table:name="Tabela6" table:style-name="Tabela6">
            <table:table-column table:style-name="Tabela6.A"/>
            <table:table-column table:style-name="Tabela6.B"/>
            <table:table-row table:style-name="TableLine2169432551600">
              <table:table-cell table:style-name="Tabela6.A1" office:value-type="string">
                <text:p text:style-name="P6">Consumo médio em modo ativo</text:p>
              </table:table-cell>
              <table:table-cell table:style-name="Tabela6.A1" office:value-type="string">
                <text:p text:style-name="P6">130 Watts</text:p>
              </table:table-cell>
            </table:table-row>
            <table:table-row table:style-name="TableLine2169432551600">
              <table:table-cell table:style-name="Tabela6.A1" office:value-type="string">
                <text:p text:style-name="P5">Consumo médio em modo de espera</text:p>
              </table:table-cell>
              <table:table-cell table:style-name="Tabela6.A1" office:value-type="string">
                <text:p text:style-name="P5">0,5 Watts</text:p>
              </table:table-cell>
            </table:table-row>
            <table:table-row table:style-name="TableLine2169432551600">
              <table:table-cell table:style-name="Tabela6.A1" office:value-type="string">
                <text:p text:style-name="P5">Consumo médio mensal em modo ativo</text:p>
              </table:table-cell>
              <table:table-cell table:style-name="Tabela6.A1" office:value-type="string">
                <text:p text:style-name="P5">33,8 kWh</text:p>
              </table:table-cell>
            </table:table-row>
            <table:table-row table:style-name="TableLine2169432551600">
              <table:table-cell table:style-name="Tabela6.A1" office:value-type="string">
                <text:p text:style-name="P5">Watts por polegada</text:p>
              </table:table-cell>
              <table:table-cell table:style-name="Tabela6.A1" office:value-type="string">
                <text:p text:style-name="P5">1,70</text:p>
              </table:table-cell>
            </table:table-row>
            <table:table-row table:style-name="TableLine2169432551600">
              <table:table-cell table:style-name="Tabela6.A1" office:value-type="string">
                <text:p text:style-name="P5">Valor médio mensal</text:p>
              </table:table-cell>
              <table:table-cell table:style-name="Tabela6.A1" office:value-type="string">
                <text:p text:style-name="P5">R$ 19,50</text:p>
              </table:table-cell>
            </table:table-row>
          </table:table>
          <text:p text:style-name="Text_20_body"/>
        </text:section>
      </text:section>
      <text:p text:style-name="Text_20_body"/>
      <text:p text:style-name="P3"><text:span text:style-name="T3">Tamanho ideal de smart TV Samsung</text:span></text:p>
      <table:table table:name="Tabela7" table:style-name="Tabela7">
        <table:table-column table:style-name="Tabela7.A"/>
        <table:table-column table:style-name="Tabela7.B"/>
        <table:table-row table:style-name="TableLine2169432544976">
          <table:table-cell table:style-name="Tabela7.A1" office:value-type="string">
            <text:p text:style-name="Table_20_Heading">Tamanho da tela</text:p>
          </table:table-cell>
          <table:table-cell table:style-name="Tabela7.A1" office:value-type="string">
            <text:p text:style-name="Table_20_Heading">Distância focal</text:p>
          </table:table-cell>
        </table:table-row>
        <table:table-row table:style-name="TableLine2169432544976">
          <table:table-cell table:style-name="Tabela7.A1" office:value-type="string">
            <text:p text:style-name="P5">55 polegadas</text:p>
          </table:table-cell>
          <table:table-cell table:style-name="Tabela7.A1" office:value-type="string">
            <text:p text:style-name="P5">1,7 metro</text:p>
          </table:table-cell>
        </table:table-row>
        <table:table-row table:style-name="TableLine2169432544976">
          <table:table-cell table:style-name="Tabela7.A1" office:value-type="string">
            <text:p text:style-name="P5">65 polegadas</text:p>
          </table:table-cell>
          <table:table-cell table:style-name="Tabela7.A1" office:value-type="string">
            <text:p text:style-name="P5">2 metros</text:p>
          </table:table-cell>
        </table:table-row>
        <table:table-row table:style-name="TableLine2169432544976">
          <table:table-cell table:style-name="Tabela7.A1" office:value-type="string">
            <text:p text:style-name="P5">75 polegadas</text:p>
          </table:table-cell>
          <table:table-cell table:style-name="Tabela7.A1" office:value-type="string">
            <text:p text:style-name="P5">2,3 metros</text:p>
          </table:table-cell>
        </table:table-row>
        <table:table-row table:style-name="TableLine2169432544976">
          <table:table-cell table:style-name="Tabela7.A1" office:value-type="string">
            <text:p text:style-name="P5">85 polegadas</text:p>
          </table:table-cell>
          <table:table-cell table:style-name="Tabela7.A1" office:value-type="string">
            <text:p text:style-name="P5">2,6 metros</text:p>
          </table:table-cell>
        </table:table-row>
      </table:table>
      <text:p text:style-name="P7"><text:span text:style-name="T3"/></text:p>
      <text:p text:style-name="P12"><text:span text:style-name="T3">C</text:span><text:span text:style-name="T2">HUVEIRO <text:s/>LORENZENTTI: CONSUMO MENSAL ? </text:span></text:p>
      <text:p text:style-name="P12"><text:span text:style-name="T4">Consumo: O Produto possui consumo mínimo médio mensal de </text:span><text:span text:style-name="T5">11,8 KWh para um banho de aproximadamente 8 minutos</text:span><text:span text:style-name="T4">.</text:span> </text:p>
      <text:p text:style-name="P12">CONSUMO DE ENERGIA ELETRICA ?</text:p>
      <text:p text:style-name="P12"><text:span text:style-name="T4">Ela é expressa em Watts, sendo W o seu símbolo. As potências máximas usuais dos Chuveiros Lorenzetti são </text:span><text:span text:style-name="T5">3200 W, 4500 W, 5500 W, 6800 W e 7500 W</text:span><text:span text:style-name="T4">.</text:span> </text:p>
      <text:p text:style-name="P12">QUAL E O TAMANHO ? </text:p>
      <text:p text:style-name="P2"/>
      <table:table table:name="Tabela8" table:style-name="Tabela8">
        <table:table-column table:style-name="Tabela8.A"/>
        <table:table-column table:style-name="Tabela8.B"/>
        <table:table-row table:style-name="TableLine2169432551312">
          <table:table-cell table:style-name="Tabela8.A1" office:value-type="string">
            <text:p text:style-name="Table_20_Heading">Fabricante</text:p>
          </table:table-cell>
          <table:table-cell table:style-name="Tabela8.A1" office:value-type="string">
            <text:p text:style-name="Table_20_Heading">‎Lorenzetti</text:p>
          </table:table-cell>
        </table:table-row>
        <table:table-row table:style-name="TableLine2169432551312">
          <table:table-cell table:style-name="Tabela8.A1" office:value-type="string">
            <text:p text:style-name="P5">Comprimento</text:p>
          </table:table-cell>
          <table:table-cell table:style-name="Tabela8.A1" office:value-type="string">
            <text:p text:style-name="Table_20_Contents">‎<text:span text:style-name="T2">17,3 centímetros</text:span></text:p>
          </table:table-cell>
        </table:table-row>
        <table:table-row table:style-name="TableLine2169432551312">
          <table:table-cell table:style-name="Tabela8.A1" office:value-type="string">
            <text:p text:style-name="P5">Largura</text:p>
          </table:table-cell>
          <table:table-cell table:style-name="Tabela8.A1" office:value-type="string">
            <text:p text:style-name="Table_20_Contents">‎<text:span text:style-name="T2">16,9 centímetros</text:span></text:p>
          </table:table-cell>
        </table:table-row>
        <table:table-row table:style-name="TableLine2169432551312">
          <table:table-cell table:style-name="Tabela8.A1" office:value-type="string">
            <text:p text:style-name="P5">Altura</text:p>
          </table:table-cell>
          <table:table-cell table:style-name="Tabela8.A1" office:value-type="string">
            <text:p text:style-name="Table_20_Contents">‎<text:span text:style-name="T2">19,1 centímetros</text:span></text:p>
          </table:table-cell>
        </table:table-row>
        <table:table-row table:style-name="TableLine2169432551312">
          <table:table-cell table:style-name="Tabela8.A1" office:value-type="string">
            <text:p text:style-name="Table_20_Contents">Fabricante</text:p>
          </table:table-cell>
          <table:table-cell table:style-name="Tabela8.A1" office:value-type="string">
            <text:p text:style-name="Table_20_Contents">‎Lorenzetti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6T13:28:01.697000000</meta:creation-date>
    <dc:date>2023-10-16T15:49:54.431000000</dc:date>
    <meta:editing-duration>PT9M6S</meta:editing-duration>
    <meta:editing-cycles>1</meta:editing-cycles>
    <meta:document-statistic meta:table-count="8" meta:image-count="0" meta:object-count="0" meta:page-count="2" meta:paragraph-count="96" meta:word-count="514" meta:character-count="2862" meta:non-whitespace-character-count="2427"/>
    <meta:generator>LibreOffice/7.3.5.2$Windows_X86_64 LibreOffice_project/184fe81b8c8c30d8b5082578aee2fed2ea847c01</meta:generator>
  </office:meta>
</office:document-meta>
</file>